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83" officeooo:paragraph-rsid="0018a583"/>
    </style:style>
    <style:style style:name="P2" style:family="paragraph" style:parent-style-name="Standard">
      <style:text-properties officeooo:rsid="0019012a" officeooo:paragraph-rsid="0019012a"/>
    </style:style>
    <style:style style:name="T1" style:family="text">
      <style:text-properties officeooo:rsid="0019012a"/>
    </style:style>
    <style:style style:name="T2" style:family="text">
      <style:text-properties style:text-underline-style="solid" style:text-underline-width="auto" style:text-underline-color="font-color" officeooo:rsid="001901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,</text:p>
      <text:p text:style-name="P1"/>
      <text:p text:style-name="P1">Je vous remercie pour ces infos essentielles ,je ne connaissait pas les risques lié a l’utilisation perso de mon PC pro.</text:p>
      <text:p text:style-name="P1"/>
      <text:p text:style-name="P1">Oui je veut bien un PC configurer avec :</text:p>
      <text:p text:style-name="P1">- gmail pour ma boite perso</text:p>
      <text:p text:style-name="P1">- itunes opérationnel</text:p>
      <text:p text:style-name="P1">- word excel</text:p>
      <text:p text:style-name="P1">- un logiciel de photos pour mes photos perso</text:p>
      <text:p text:style-name="P1">- un carnet de contact avec une messagerie pour gérer mes message de mon club de rugby</text:p>
      <text:p text:style-name="P1">- une clé usb perso de 64Go pour mes fichier perso de l’association</text:p>
      <text:p text:style-name="P1"/>
      <text:p text:style-name="P1">merci de m’envoy<text:span text:style-name="T1">er</text:span> la documentation concernant les risques informatiques et les bonnes pratiques a appliqué au quotidien ,j’en informerai mon état major afin que nous soyons en adéquation avec la charte informatique de l’entreprise.</text:p>
      <text:p text:style-name="P1"/>
      <text:p text:style-name="P1">Enfin ,<text:span text:style-name="T1">je salue votre franchise .De part notre différence hiérarchique ,bon <text:s/>nombre de personnes aurait préféré garder le silence concernant mes mauvaise habitude ! </text:span>vous avez rempli votre mission en priorisant l’intérêt de l’entreprise .<text:span text:style-name="T2">La position hiérarchique des personne ne doit pas être un frein au maintien de la sécurité et de la disponibilité de nos infrastructures</text:span><text:span text:style-name="T1"> .</text:span></text:p>
      <text:p text:style-name="P1"/>
      <text:p text:style-name="P2">Continuez ainsi</text:p>
      <text:p text:style-name="P2"/>
      <text:p text:style-name="P2">Guillaum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7:57:50.548613507</meta:creation-date>
    <dc:date>2024-03-20T08:14:09.062978941</dc:date>
    <meta:editing-duration>PT6M6S</meta:editing-duration>
    <meta:editing-cycles>1</meta:editing-cycles>
    <meta:document-statistic meta:table-count="0" meta:image-count="0" meta:object-count="0" meta:page-count="1" meta:paragraph-count="13" meta:word-count="178" meta:character-count="1058" meta:non-whitespace-character-count="892"/>
    <meta:generator>LibreOffice/7.3.7.2$Linux_X86_64 LibreOffice_project/30$Build-2</meta:generator>
  </office:meta>
</office:document-meta>
</file>